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NetworkManager and nmcli</text:p>
          </draw:text-box>
        </draw:frame>
        <draw:frame draw:style-name="TransBox" svg:width="31.8700cm" svg:height="3.5000cm" svg:x="1.0000cm" svg:y="8.8000cm">
          <draw:text-box>
            <text:p text:style-name="PBody">NetworkManager is the default network management daemon on RHEL 10. nmcli is its command-line interface — the tool you will use for all network configuration. Resource: Notes</text:p>
          </draw:text-box>
        </draw:frame>
        <draw:frame draw:style-name="TransBox" svg:width="31.8700cm" svg:height="0.7000cm" svg:x="1.0000cm" svg:y="17.8000cm">
          <draw:text-box>
            <text:p text:style-name="PFooter">03-rhcsa/networkmanager-nmcli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Key concepts</text:p>
            <text:p text:style-name="PBullet">▶  View current state</text:p>
            <text:p text:style-name="PBullet">▶  Configure a static IP address</text:p>
            <text:p text:style-name="PBullet">▶  Switch back to DHCP</text:p>
            <text:p text:style-name="PBullet">▶  Create a new connection profile</text:p>
            <text:p text:style-name="PBullet">▶  Bring connections up and down</text:p>
            <text:p text:style-name="PBullet">▶  Delete a connection profile</text:p>
            <text:p text:style-name="PBullet">▶  Set hostname via nmcli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Key concepts</text:p>
          </draw:text-box>
        </draw:frame>
        <draw:frame draw:style-name="TransBox" svg:width="31.8700cm" svg:height="13.5500cm" svg:x="1.0000cm" svg:y="4.0000cm">
          <draw:text-box>
            <text:p text:style-name="PBullet">• Term: Meaning</text:p>
            <text:p text:style-name="PBullet">• device: A physical or virtual network interface (e.g., ens3)</text:p>
            <text:p text:style-name="PBullet">• connection: A configuration profile tied to a device</text:p>
            <text:p text:style-name="PBullet">• active connection: A connection currently applied to a device</text:p>
            <text:p text:style-name="PBullet">• A device can have multiple connections defined (e.g., home, work, static),</text:p>
            <text:p text:style-name="PBullet">• but only one active at a time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 current state</text:p>
          </draw:text-box>
        </draw:frame>
        <draw:frame draw:style-name="CodeBox" svg:width="31.8700cm" svg:height="13.5500cm" svg:x="1.0000cm" svg:y="4.0000cm">
          <draw:text-box>
            <text:p text:style-name="PCode"># Short overview of devices and their status
nmcli

# Device status
nmcli device status

# Connection profiles (all defined)
nmcli connection show

# Active connections only
nmcli connection show --active

# Details of a specific connection
nmcli connection show "Wired connection 1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figure a static IP address</text:p>
          </draw:text-box>
        </draw:frame>
        <draw:frame draw:style-name="TransBox" svg:width="15.7350cm" svg:height="13.5500cm" svg:x="1.0000cm" svg:y="4.0000cm">
          <draw:text-box>
            <text:p text:style-name="PBullet">• ✅ Verify</text:p>
            <text:p text:style-name="PBullet">• `bash</text:p>
            <text:p text:style-name="PBullet">• ip addr show</text:p>
            <text:p text:style-name="PBullet">• ip route show</text:p>
            <text:p text:style-name="PBullet">• `</text:p>
            <text:p text:style-name="PBullet">• Look for your new IP and the default gateway route.</text:p>
          </draw:text-box>
        </draw:frame>
        <draw:frame draw:style-name="CodeBox" svg:width="15.7350cm" svg:height="13.5500cm" svg:x="17.1350cm" svg:y="4.0000cm">
          <draw:text-box>
            <text:p text:style-name="PCode"># Step 1 — identify your connection name
nmcli connection show

# Step 2 — modify the connection
sudo nmcli connection modify "Wired connection 1" \
  ipv4.method manual \
  ipv4.addresses 192.168.1.100/24 \
  ipv4.gateway 192.168.1.1 \
  ipv4.dns "192.168.1.1 8.8.8.8"

# Step 3 — apply changes
sudo nmcli connection up "Wired connection 1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witch back to DHCP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Wired connection 1" \
  ipv4.method auto \
  ipv4.addresses "" \
  ipv4.gateway "" \
  ipv4.dns ""

sudo nmcli connection up "Wired connection 1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a new connection profile</text:p>
          </draw:text-box>
        </draw:frame>
        <draw:frame draw:style-name="CodeBox" svg:width="31.8700cm" svg:height="13.5500cm" svg:x="1.0000cm" svg:y="4.0000cm">
          <draw:text-box>
            <text:p text:style-name="PCode">sudo nmcli connection add \
  type ethernet \
  con-name "static-lab" \
  ifname ens3 \
  ipv4.method manual \
  ipv4.addresses 192.168.1.200/24 \
  ipv4.gateway 192.168.1.1 \
  ipv4.dns "192.168.1.1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ring connections up and down</text:p>
          </draw:text-box>
        </draw:frame>
        <draw:frame draw:style-name="CodeBox" svg:width="31.8700cm" svg:height="13.5500cm" svg:x="1.0000cm" svg:y="4.0000cm">
          <draw:text-box>
            <text:p text:style-name="PCode">sudo nmcli connection up "static-lab"
sudo nmcli connection down "static-lab"

# Bring up default (auto-connect)
sudo nmcli device connect ens3
sudo nmcli device disconnect ens3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elete a connection profile</text:p>
          </draw:text-box>
        </draw:frame>
        <draw:frame draw:style-name="CodeBox" svg:width="31.8700cm" svg:height="13.5500cm" svg:x="1.0000cm" svg:y="4.0000cm">
          <draw:text-box>
            <text:p text:style-name="PCode">sudo nmcli connection delete "static-lab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 hostname via nmcli</text:p>
          </draw:text-box>
        </draw:frame>
        <draw:frame draw:style-name="CodeBox" svg:width="31.8700cm" svg:height="13.5500cm" svg:x="1.0000cm" svg:y="4.0000cm">
          <draw:text-box>
            <text:p text:style-name="PCode">sudo nmcli general hostname rhel10-lab
sudo hostnamectl set-hostname rhel10-lab   # equivalen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NS configuration</text:p>
          </draw:text-box>
        </draw:frame>
        <draw:frame draw:style-name="TransBox" svg:width="15.7350cm" svg:height="13.5500cm" svg:x="1.0000cm" svg:y="4.0000cm">
          <draw:text-box>
            <text:p text:style-name="PBullet">• DNS servers are set per connection. After modifying DNS:</text:p>
            <text:p text:style-name="PBullet">• Check the resolved DNS:</text:p>
          </draw:text-box>
        </draw:frame>
        <draw:frame draw:style-name="CodeBox" svg:width="15.7350cm" svg:height="13.5500cm" svg:x="17.1350cm" svg:y="4.0000cm">
          <draw:text-box>
            <text:p text:style-name="PCode">sudo nmcli connection modify "Wired connection 1" ipv4.dns "192.168.1.1 8.8.8.8"
sudo nmcli connection up "Wired connection 1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DNS configuration (cont.)</text:p>
          </draw:text-box>
        </draw:frame>
        <draw:frame draw:style-name="CodeBox" svg:width="31.8700cm" svg:height="13.5500cm" svg:x="1.0000cm" svg:y="4.0000cm">
          <draw:text-box>
            <text:p text:style-name="PCode">resolvectl status
cat /etc/resolv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nection file location</text:p>
          </draw:text-box>
        </draw:frame>
        <draw:frame draw:style-name="TransBox" svg:width="15.7350cm" svg:height="13.5500cm" svg:x="1.0000cm" svg:y="4.0000cm">
          <draw:text-box>
            <text:p text:style-name="PBullet">• NetworkManager stores connection profiles as keyfiles:</text:p>
            <text:p text:style-name="PBullet">• You can edit these directly (then run sudo nmcli connection reload), but</text:p>
            <text:p text:style-name="PBullet">• nmcli is safer and preferred.</text:p>
          </draw:text-box>
        </draw:frame>
        <draw:frame draw:style-name="CodeBox" svg:width="15.7350cm" svg:height="13.5500cm" svg:x="17.1350cm" svg:y="4.0000cm">
          <draw:text-box>
            <text:p text:style-name="PCode">ls /etc/NetworkManager/system-connections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ful nmcli shortcuts</text:p>
          </draw:text-box>
        </draw:frame>
        <draw:frame draw:style-name="CodeBox" svg:width="31.8700cm" svg:height="13.5500cm" svg:x="1.0000cm" svg:y="4.0000cm">
          <draw:text-box>
            <text:p text:style-name="PCode"># Quick status table
nmcli

# Which IP do I have?
nmcli -f IP4.ADDRESS device show ens3

# All details about device
nmcli device show ens3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NetworkManager and nmcli</text:p>
          </draw:text-box>
        </draw:frame>
        <draw:frame draw:style-name="TransBox" svg:width="31.8700cm" svg:height="13.5500cm" svg:x="1.0000cm" svg:y="4.0000cm">
          <draw:text-box>
            <text:p text:style-name="PBullet">✓  Key concepts: Term: Meaning</text:p>
            <text:p text:style-name="PBullet">✓  View current state</text:p>
            <text:p text:style-name="PBullet">✓  Configure a static IP address: ✅ Verify</text:p>
            <text:p text:style-name="PBullet">✓  Switch back to DHCP</text:p>
            <text:p text:style-name="PBullet">✓  Create a new connection profile</text:p>
            <text:p text:style-name="PBullet">✓  Bring connections up and down</text:p>
            <text:p text:style-name="PBullet">✓  Delete a connection profile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